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Keep everything as simple as possible, but no simpler. </text:p>
      <text:p text:style-name="P3">– Albert Einstein</text:p>
      <text:p text:style-name="Standard"/>
      <text:p text:style-name="Standard"/>
      <text:p text:style-name="Standard">The Multi-Level Healthcare Information Modelling (MLHIM) project is based on one founding development principle with multiple constraints on that principle to provide fine-grained guidance. <text:s/>These development concepts are in conformance with the MLHIM Statement of Principles as signed by the founders and published on 2010-07-07.</text:p>
      <text:p text:style-name="Standard"/>
      <text:h text:style-name="Heading_20_1" text:outline-level="1">Founding Principle:</text:h>
      <text:p text:style-name="Text_20_body">Provide an infrastructure to the global healthcare community that will be a foundation for semantic interoperability.</text:p>
      <text:p text:style-name="Text_20_body"/>
      <text:h text:style-name="Heading_20_2" text:outline-level="2"><text:s/>Constraining Guidance:</text:h>
      <text:list xml:id="list12742142321" text:style-name="L1">
        <text:list-item>
          <text:p text:style-name="P4">No concept outside of implementability is sacred.</text:p>
        </text:list-item>
        <text:list-item>
          <text:p text:style-name="P4">Use existing, openly available information industry standards.</text:p>
        </text:list-item>
        <text:list-item>
          <text:p text:style-name="P4">Learn from previous attempts.</text:p>
        </text:list-item>
        <text:list-item>
          <text:p text:style-name="P4">Reduce barriers to implementation of previous attempts.</text:p>
        </text:list-item>
        <text:list-item>
          <text:p text:style-name="P4">Use existing, commonly available tools.</text:p>
        </text:list-item>
        <text:list-item>
          <text:p text:style-name="P4">Use open source everywhere possible.</text:p>
        </text:list-item>
        <text:list-item>
          <text:p text:style-name="P4">Allow autonomy for local development of knowledge artifacts.</text:p>
        </text:list-item>
        <text:list-item>
          <text:p text:style-name="P4">Enforce constraint based modelling to maintain semantic integrity (extensions are bad).</text:p>
        </text:list-item>
        <text:list-item>
          <text:p text:style-name="P4">Encourage, but do not enforce, reuse of artifacts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LHIM Development Principl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Cook</meta:initial-creator>
    <meta:creation-date>2013-04-10T09:11:37</meta:creation-date>
    <dc:date>2013-04-10T12:00:00</dc:date>
    <dc:creator>Timothy Cook</dc:creator>
    <meta:editing-duration>PT17M34S</meta:editing-duration>
    <meta:editing-cycles>14</meta:editing-cycles>
    <meta:generator>LibreOffice/3.5$Linux_X86_64 LibreOffice_project/350m1$Build-2</meta:generator>
    <meta:document-statistic meta:table-count="0" meta:image-count="0" meta:object-count="0" meta:page-count="1" meta:paragraph-count="16" meta:word-count="151" meta:character-count="1074" meta:non-whitespace-character-count="945"/>
  </office:meta>
</office:document-meta>
</file>